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623a" officeooo:paragraph-rsid="0022623a"/>
    </style:style>
    <style:style style:name="P2" style:family="paragraph" style:parent-style-name="Standard">
      <style:text-properties officeooo:rsid="002a2d7f" officeooo:paragraph-rsid="002a2d7f"/>
    </style:style>
    <style:style style:name="P3" style:family="paragraph" style:parent-style-name="Standard">
      <style:text-properties officeooo:rsid="002a2d7f" officeooo:paragraph-rsid="002a6b26"/>
    </style:style>
    <style:style style:name="P4" style:family="paragraph" style:parent-style-name="Standard">
      <style:text-properties officeooo:rsid="002c448d" officeooo:paragraph-rsid="002c448d"/>
    </style:style>
    <style:style style:name="P5" style:family="paragraph" style:parent-style-name="Standard">
      <style:text-properties officeooo:rsid="002e1369" officeooo:paragraph-rsid="002e1369"/>
    </style:style>
    <style:style style:name="P6" style:family="paragraph" style:parent-style-name="Standard">
      <style:text-properties officeooo:rsid="002fa571" officeooo:paragraph-rsid="002fa571"/>
    </style:style>
    <style:style style:name="P7" style:family="paragraph" style:parent-style-name="Standard">
      <style:text-properties officeooo:rsid="003126ad" officeooo:paragraph-rsid="003126ad"/>
    </style:style>
    <style:style style:name="P8" style:family="paragraph" style:parent-style-name="Standard">
      <style:text-properties officeooo:rsid="002c448d" officeooo:paragraph-rsid="002c448d"/>
    </style:style>
    <style:style style:name="P9" style:family="paragraph" style:parent-style-name="Standard">
      <style:text-properties officeooo:rsid="002e1369" officeooo:paragraph-rsid="0031fce4"/>
    </style:style>
    <style:style style:name="P10" style:family="paragraph" style:parent-style-name="Standard">
      <style:text-properties officeooo:rsid="0031fce4" officeooo:paragraph-rsid="0031fce4"/>
    </style:style>
    <style:style style:name="P11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rsid="0031fce4" officeooo:paragraph-rsid="0031fce4" fo:background-color="#1e1e1e"/>
    </style:style>
    <style:style style:name="P13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126ad" officeooo:paragraph-rsid="00369e33" fo:background-color="#1e1e1e"/>
    </style:style>
    <style:style style:name="P14" style:family="paragraph" style:parent-style-name="Standard">
      <style:paragraph-properties style:line-height-at-least="0.635cm"/>
    </style:style>
    <style:style style:name="P15" style:family="paragraph" style:parent-style-name="Standard">
      <style:text-properties officeooo:rsid="0033ea24" officeooo:paragraph-rsid="0033ea24"/>
    </style:style>
    <style:style style:name="P16" style:family="paragraph" style:parent-style-name="Standard">
      <style:paragraph-properties style:line-height-at-least="0.635cm"/>
      <style:text-properties officeooo:rsid="003126ad" officeooo:paragraph-rsid="00369e33"/>
    </style:style>
    <style:style style:name="T1" style:family="text">
      <style:text-properties officeooo:rsid="0027a0a0"/>
    </style:style>
    <style:style style:name="T2" style:family="text">
      <style:text-properties officeooo:rsid="002a6b26"/>
    </style:style>
    <style:style style:name="T3" style:family="text">
      <style:text-properties officeooo:rsid="0031fce4"/>
    </style:style>
    <style:style style:name="T4" style:family="text">
      <style:text-properties fo:color="#c586c0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fo:color="#dcdcaa"/>
    </style:style>
    <style:style style:name="T9" style:family="text">
      <style:text-properties fo:color="#808080"/>
    </style:style>
    <style:style style:name="T10" style:family="text">
      <style:text-properties fo:color="#4ec9b0"/>
    </style:style>
    <style:style style:name="T11" style:family="text">
      <style:text-properties officeooo:rsid="0033ea24"/>
    </style:style>
    <style:style style:name="T12" style:family="text">
      <style:text-properties officeooo:rsid="0035020f"/>
    </style:style>
    <style:style style:name="T13" style:family="text">
      <style:text-properties fo:color="#6a9955" style:font-name="Droid Sans Mono" fo:font-size="13.5pt" fo:font-weight="normal" fo:background-color="#1e1e1e" loext:char-shading-value="0"/>
    </style:style>
    <style:style style:name="T14" style:family="text">
      <style:text-properties officeooo:rsid="00369e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18"/><text:span text:style-name="T1">HOC(Higher Order Components)</text:span></text:p>
      <text:p text:style-name="P1"/>
      <text:p text:style-name="P1"/>
      <text:p text:style-name="P3">1)<text:span text:style-name="T2">HOC is a design pattern</text:span></text:p>
      <text:p text:style-name="P3">It basically works like - </text:p>
      <text:p text:style-name="P2">//A function</text:p>
      <text:p text:style-name="P2">//Which takes in a component </text:p>
      <text:p text:style-name="P2">//And return a new enhanced component</text:p>
      <text:p text:style-name="P2"/>
      <text:p text:style-name="P4">2)Remember to pass and use props inside enhanced component(using spread operator copy porps)</text:p>
      <text:p text:style-name="P4"/>
      <text:p text:style-name="P4"/>
      <text:p text:style-name="P4"/>
      <text:p text:style-name="P10">3) Example 1 -</text:p>
      <text:p text:style-name="P10"/>
      <text:p text:style-name="P10">create a simple component called Text</text:p>
      <text:p text:style-name="P10"/>
      <text:p text:style-name="P10"/>
      <text:p text:style-name="P12"><text:span text:style-name="T4">import</text:span> <text:span text:style-name="T5">React</text:span> <text:span text:style-name="T4">from</text:span> <text:span text:style-name="T6">'react'</text:span>;</text:p>
      <text:p text:style-name="P11"><text:span text:style-name="T4">import</text:span> <text:span text:style-name="T5">Hoc</text:span> <text:span text:style-name="T4">from</text:span> <text:span text:style-name="T6">'./Hoc'</text:span>;</text:p>
      <text:p text:style-name="P14"/>
      <text:p text:style-name="P11"><text:span text:style-name="T7">const</text:span> <text:span text:style-name="T8">Text</text:span> = () <text:span text:style-name="T7">=&gt;</text:span> {</text:p>
      <text:p text:style-name="P11"><text:span text:style-name="T4">return</text:span> (</text:p>
      <text:p text:style-name="P11"><text:span text:style-name="T9">&lt;</text:span><text:span text:style-name="T7">div</text:span><text:span text:style-name="T9">&gt;</text:span></text:p>
      <text:p text:style-name="P11"><text:span text:style-name="T9">&lt;</text:span><text:span text:style-name="T7">p</text:span><text:span text:style-name="T9">&gt;</text:span>Just a text<text:span text:style-name="T9">&lt;/</text:span><text:span text:style-name="T7">p</text:span><text:span text:style-name="T9">&gt;</text:span></text:p>
      <text:p text:style-name="P11"><text:span text:style-name="T9">&lt;/</text:span><text:span text:style-name="T7">div</text:span><text:span text:style-name="T9">&gt;</text:span></text:p>
      <text:p text:style-name="P11">);</text:p>
      <text:p text:style-name="P11">};</text:p>
      <text:p text:style-name="P14"/>
      <text:p text:style-name="P11"><text:span text:style-name="T4">export</text:span> <text:span text:style-name="T4">default</text:span> <text:span text:style-name="T8">Hoc</text:span>(<text:span text:style-name="T10">Text</text:span>);</text:p>
      <text:p text:style-name="P10"/>
      <text:p text:style-name="P10"/>
      <text:p text:style-name="P10">Note last line - <text:s/>here we are wrapping out text component inside another <text:span text:style-name="T11">function ... now lets create that function</text:span></text:p>
      <text:p text:style-name="P10"/>
      <text:p text:style-name="P15">create Hoc.jsx file – here Hoc is a function which takes a component , <text:s/>which returns a function which takes props of passed component <text:span text:style-name="T12">and makes color as red</text:span></text:p>
      <text:p text:style-name="P15"/>
      <text:p text:style-name="P12"><text:span text:style-name="T4">import</text:span> <text:span text:style-name="T5">React</text:span> <text:span text:style-name="T4">from</text:span> <text:span text:style-name="T6">'react'</text:span>;</text:p>
      <text:p text:style-name="P12"/>
      <text:p text:style-name="P12"/>
      <text:p text:style-name="P16"><text:span text:style-name="T13">//Create a function that takes in a component</text:span></text:p>
      <text:p text:style-name="P11"><text:span text:style-name="T7">const</text:span> <text:span text:style-name="T8">Hoc</text:span> = (<text:span text:style-name="T5">Component</text:span>) <text:span text:style-name="T7">=&gt;</text:span> {</text:p>
      <text:p text:style-name="P13">//Create a new component <text:span text:style-name="T14">and return it</text:span></text:p>
      <text:p text:style-name="P11"><text:span text:style-name="T4">return</text:span>(<text:span text:style-name="T5">props</text:span>) <text:span text:style-name="T7">=&gt;</text:span> {</text:p>
      <text:p text:style-name="P11"><text:span text:style-name="T4">return</text:span> (</text:p>
      <text:p text:style-name="P11"><text:span text:style-name="T9">&lt;</text:span><text:span text:style-name="T7">div</text:span> <text:span text:style-name="T5">style</text:span>=<text:span text:style-name="T7">{</text:span>{<text:span text:style-name="T5">color:</text:span><text:span text:style-name="T6">"red"</text:span>}<text:span text:style-name="T7">}</text:span><text:span text:style-name="T9">&gt;</text:span></text:p>
      <text:p text:style-name="P11"><text:soft-page-break/><text:span text:style-name="T9">&lt;</text:span><text:span text:style-name="T10">Component</text:span> <text:span text:style-name="T7">{</text:span>...<text:span text:style-name="T5">props</text:span><text:span text:style-name="T7">}</text:span> <text:span text:style-name="T9">/&gt;</text:span></text:p>
      <text:p text:style-name="P11"><text:span text:style-name="T9">&lt;/</text:span><text:span text:style-name="T7">div</text:span><text:span text:style-name="T9">&gt;</text:span></text:p>
      <text:p text:style-name="P11">)</text:p>
      <text:p text:style-name="P11">}</text:p>
      <text:p text:style-name="P11">};</text:p>
      <text:p text:style-name="P14"/>
      <text:p text:style-name="P11"><text:span text:style-name="T4">export</text:span> <text:span text:style-name="T4">default</text:span> <text:span text:style-name="T5">Hoc</text:span>;</text:p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9"><text:span text:style-name="T3">4) example 2 - </text:span></text:p>
      <text:p text:style-name="P9">eg - </text:p>
      <text:p text:style-name="P5">app.jsx - </text:p>
      <text:p text:style-name="P5"/>
      <text:p text:style-name="P6">import React, { Component } from 'react';</text:p>
      <text:p text:style-name="P6"/>
      <text:p text:style-name="P6">import Alert,{DissmissableAlert,AnimatedAlert} from './ui-components/Alert';</text:p>
      <text:p text:style-name="P6"/>
      <text:p text:style-name="P6">class App extends Component {</text:p>
      <text:p text:style-name="P6"/>
      <text:p text:style-name="P6"><text:s text:c="2"/>state = {</text:p>
      <text:p text:style-name="P6"><text:s text:c="4"/>showAlert: true</text:p>
      <text:p text:style-name="P6"><text:s text:c="2"/>}</text:p>
      <text:p text:style-name="P6"/>
      <text:p text:style-name="P6"><text:s text:c="2"/>toggleAlert = () =&gt; {</text:p>
      <text:p text:style-name="P6"><text:s text:c="4"/>this.setState({</text:p>
      <text:p text:style-name="P6"><text:s text:c="6"/>showAlert: !this.state.showAlert</text:p>
      <text:p text:style-name="P6"><text:s text:c="4"/>});</text:p>
      <text:p text:style-name="P6"><text:s text:c="2"/>};</text:p>
      <text:p text:style-name="P6"/>
      <text:p text:style-name="P6"><text:s text:c="2"/>render() {</text:p>
      <text:p text:style-name="P6"><text:s text:c="4"/>return (</text:p>
      <text:p text:style-name="P6"><text:s text:c="6"/>&lt;div className="container"&gt;</text:p>
      <text:p text:style-name="P6"><text:s text:c="8"/>&lt;Alert type="success" message="Success Message" show={this.state.showAlert} toggleAlert={this.toggleAlert}/&gt;</text:p>
      <text:p text:style-name="P6"/>
      <text:p text:style-name="P6"/>
      <text:p text:style-name="P6"><text:s text:c="6"/>&lt;DissmissableAlert type="success" message="Dissmissabler" show={this.state.showAlert} toggleAlert={this.toggleAlert}/&gt;</text:p>
      <text:p text:style-name="P6"/>
      <text:p text:style-name="P6"><text:s text:c="6"/>&lt;AnimatedAlert type="success" message="Animated Alert" show={this.state.showAlert} toggleAlert={this.toggleAlert} /&gt; </text:p>
      <text:p text:style-name="P6"/>
      <text:p text:style-name="P6"/>
      <text:p text:style-name="P6"><text:s text:c="6"/>&lt;/div&gt;</text:p>
      <text:p text:style-name="P6"><text:s text:c="4"/>);</text:p>
      <text:p text:style-name="P6"><text:soft-page-break/><text:s text:c="2"/>}</text:p>
      <text:p text:style-name="P6">}</text:p>
      <text:p text:style-name="P6"/>
      <text:p text:style-name="P6">export default App;</text:p>
      <text:p text:style-name="P6"/>
      <text:p text:style-name="P6"/>
      <text:p text:style-name="P6"/>
      <text:p text:style-name="P6"/>
      <text:p text:style-name="P6">Alert.jsx - </text:p>
      <text:p text:style-name="P6"/>
      <text:p text:style-name="P7">import React from 'react';</text:p>
      <text:p text:style-name="P7">import PropTypes from 'prop-types';</text:p>
      <text:p text:style-name="P7"/>
      <text:p text:style-name="P7"/>
      <text:p text:style-name="P7">const Alert = ({ type, message, children, show, toggleAlert }) =&gt; {</text:p>
      <text:p text:style-name="P7"><text:s text:c="4"/>return (</text:p>
      <text:p text:style-name="P7"><text:s text:c="8"/>show &amp;&amp;</text:p>
      <text:p text:style-name="P7"><text:s text:c="8"/>&lt;div onClick={toggleAlert} className={`alert alert-${type}`} role="alert"&gt;</text:p>
      <text:p text:style-name="P7"><text:s text:c="12"/>{message ? message : children}</text:p>
      <text:p text:style-name="P7"><text:s text:c="8"/>&lt;/div&gt;</text:p>
      <text:p text:style-name="P7"><text:s text:c="4"/>)</text:p>
      <text:p text:style-name="P7">};</text:p>
      <text:p text:style-name="P7"/>
      <text:p text:style-name="P7"/>
      <text:p text:style-name="P7"/>
      <text:p text:style-name="P7">Alert.propTypes = {</text:p>
      <text:p text:style-name="P7"><text:s text:c="4"/>type: PropTypes.string.isRequired,</text:p>
      <text:p text:style-name="P7"><text:s text:c="4"/>message: PropTypes.string,</text:p>
      <text:p text:style-name="P7"><text:s text:c="4"/>show: PropTypes.bool,</text:p>
      <text:p text:style-name="P7"><text:s text:c="4"/>toggleAlert:PropTypes.func</text:p>
      <text:p text:style-name="P7">};</text:p>
      <text:p text:style-name="P7"/>
      <text:p text:style-name="P7"/>
      <text:p text:style-name="P7">Alert.defaultProps = {</text:p>
      <text:p text:style-name="P7"><text:s text:c="4"/>message: null,</text:p>
      <text:p text:style-name="P7"><text:s text:c="4"/>show: true,</text:p>
      <text:p text:style-name="P7"><text:s text:c="4"/>toggleAlert(){}</text:p>
      <text:p text:style-name="P7">};</text:p>
      <text:p text:style-name="P7"/>
      <text:p text:style-name="P7"/>
      <text:p text:style-name="P7">//HOC</text:p>
      <text:p text:style-name="P7">//a function</text:p>
      <text:p text:style-name="P7">//Takes in a component</text:p>
      <text:p text:style-name="P7">//returns a new enhanced component</text:p>
      <text:p text:style-name="P7"/>
      <text:p text:style-name="P7">//Create a function that takes in a component</text:p>
      <text:p text:style-name="P7">const withAnimation = (Component) =&gt; {</text:p>
      <text:p text:style-name="P7"><text:s text:c="4"/>//Create a new component</text:p>
      <text:p text:style-name="P7"><text:s text:c="4"/>const AnimatedComponent = (props) =&gt; {</text:p>
      <text:p text:style-name="P7"><text:s text:c="8"/>return (</text:p>
      <text:p text:style-name="P7"><text:s text:c="12"/>&lt;div className="wow bounceInUp"&gt;</text:p>
      <text:p text:style-name="P7"><text:s text:c="16"/>&lt;Component {...props}/&gt;</text:p>
      <text:p text:style-name="P7"><text:soft-page-break/><text:s text:c="12"/>&lt;/div&gt;</text:p>
      <text:p text:style-name="P7"><text:s text:c="8"/>)</text:p>
      <text:p text:style-name="P7"><text:s text:c="4"/>};</text:p>
      <text:p text:style-name="P7"><text:s text:c="4"/>//Return Component</text:p>
      <text:p text:style-name="P7"><text:s text:c="4"/>return AnimatedComponent;</text:p>
      <text:p text:style-name="P7">};</text:p>
      <text:p text:style-name="P7"/>
      <text:p text:style-name="P7"/>
      <text:p text:style-name="P7">//hide an element after showing it for 2 seconds</text:p>
      <text:p text:style-name="P7"/>
      <text:p text:style-name="P7">const withDismiss = (Component) =&gt; {</text:p>
      <text:p text:style-name="P7"><text:s text:c="4"/>class DissmissableComponent extends React.Component {</text:p>
      <text:p text:style-name="P7"><text:s text:c="8"/>componentDidMount() {</text:p>
      <text:p text:style-name="P7"><text:s text:c="12"/>setTimeout(() =&gt; {</text:p>
      <text:p text:style-name="P7"><text:s text:c="16"/>this.props.toggleAlert();</text:p>
      <text:p text:style-name="P7"><text:s text:c="12"/>},2000)</text:p>
      <text:p text:style-name="P7"><text:s text:c="8"/>}</text:p>
      <text:p text:style-name="P7"/>
      <text:p text:style-name="P7"><text:s text:c="8"/>render() {</text:p>
      <text:p text:style-name="P7"><text:s text:c="12"/>return &lt;Component {...this.props} /&gt;</text:p>
      <text:p text:style-name="P7"><text:s text:c="8"/>}</text:p>
      <text:p text:style-name="P7"><text:s text:c="4"/>}</text:p>
      <text:p text:style-name="P7"><text:s text:c="4"/>return DissmissableComponent;</text:p>
      <text:p text:style-name="P7">}</text:p>
      <text:p text:style-name="P7"/>
      <text:p text:style-name="P7"/>
      <text:p text:style-name="P7">export const AnimatedAlert = withAnimation(Alert);</text:p>
      <text:p text:style-name="P7"/>
      <text:p text:style-name="P7">export const DissmissableAlert = withDismiss(AnimatedAlert);</text:p>
      <text:p text:style-name="P7"/>
      <text:p text:style-name="P7">export default Aler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9-07T20:07:49.601961633</dc:date>
    <meta:editing-duration>PT2H19M52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115" meta:word-count="398" meta:character-count="3191" meta:non-whitespace-character-count="2562"/>
  </office:meta>
</office:document-meta>
</file>